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ÉCAP GLOBAL DES FICHIERS À PRODUIRE</text:h>
      <text:h text:style-name="Heading_20_3" text:outline-level="3">Enfants</text:h>
      <text:list text:style-name="L1">
        <text:list-item>
          <text:p text:style-name="P1">Invitations</text:p>
        </text:list-item>
        <text:list-item>
          <text:p text:style-name="P1">5 cartes personnages</text:p>
        </text:list-item>
        <text:list-item>
          <text:p text:style-name="P1">6 cartes lieux</text:p>
        </text:list-item>
        <text:list-item>
          <text:p text:style-name="P1">5 cartes objets</text:p>
        </text:list-item>
        <text:list-item>
          <text:p text:style-name="P1">2 feuilles enquête</text:p>
        </text:list-item>
        <text:list-item>
          <text:p text:style-name="P1">Badges</text:p>
        </text:list-item>
        <text:list-item>
          <text:p text:style-name="P1">Table Morse</text:p>
        </text:list-item>
        <text:list-item>
          <text:p text:style-name="P1">Relevé oscilloscope</text:p>
        </text:list-item>
        <text:list-item>
          <text:p text:style-name="P1">Rapport anomalie</text:p>
        </text:list-item>
        <text:list-item>
          <text:p text:style-name="P1">Affiches ambiance</text:p>
        </text:list-item>
      </text:list>
      <text:h text:style-name="Heading_20_3" text:outline-level="3">MJ</text:h>
      <text:list text:style-name="L2">
        <text:list-item>
          <text:p text:style-name="P2">Script complet</text:p>
        </text:list-item>
        <text:list-item>
          <text:p text:style-name="P2">Plan rotation</text:p>
        </text:list-item>
        <text:list-item>
          <text:p text:style-name="P2">Checklist</text:p>
        </text:list-item>
        <text:list-item>
          <text:p text:style-name="P2">Guide anti-chaos</text:p>
        </text:list-item>
        <text:list-item>
          <text:p text:style-name="P2">Solution officielle</text:p>
        </text:list-item>
      </text:list>
      <text:h text:style-name="Heading_20_3" text:outline-level="3">Final</text:h>
      <text:list text:style-name="L3">
        <text:list-item>
          <text:p text:style-name="P3">Message Isaac (print backup)</text:p>
        </text:list-item>
        <text:list-item>
          <text:p text:style-name="P3">Diplômes</text:p>
        </text:list-item>
      </text:list>
      <text:p text:style-name="Horizontal_20_Line"/>
      <text:h text:style-name="Heading_20_1" text:outline-level="1">🔒 Cohérence vérifiée</text:h>
      <text:p text:style-name="Text_20_body">Tout support correspond exactement à :</text:p>
      <text:list text:style-name="L4">
        <text:list-item>
          <text:p text:style-name="P4">LED rouge → verte</text:p>
        </text:list-item>
        <text:list-item>
          <text:p text:style-name="P4">Volt fausse piste</text:p>
        </text:list-item>
        <text:list-item>
          <text:p text:style-name="P4">Morse LEFOU</text:p>
        </text:list-item>
        <text:list-item>
          <text:p text:style-name="P4">Sabotage interne</text:p>
        </text:list-item>
        <text:list-item>
          <text:p text:style-name="P4"><text:soft-page-break/>Carte SD finale</text:p>
        </text:list-item>
        <text:list-item>
          <text:p text:style-name="P4">Isaac geste final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4:28:53.186990000</meta:creation-date>
    <dc:date>2026-02-11T14:29:10.782399000</dc:date>
    <meta:editing-duration>PT18S</meta:editing-duration>
    <meta:editing-cycles>1</meta:editing-cycles>
    <meta:generator>LibreOffice/25.8.4.2$MacOSX_X86_64 LibreOffice_project/290daaa01b999472f0c7a3890eb6a550fd74c6df</meta:generator>
    <meta:document-statistic meta:table-count="0" meta:image-count="0" meta:object-count="0" meta:page-count="2" meta:paragraph-count="29" meta:word-count="94" meta:character-count="478" meta:non-whitespace-character-count="436"/>
  </office:meta>
</office:document-meta>
</file>